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500000078B8E792E3.png" manifest:media-type="image/png"/>
  <manifest:file-entry manifest:full-path="Pictures/10000201000002A3000000C8F68FCBE0.png" manifest:media-type="image/png"/>
  <manifest:file-entry manifest:full-path="Pictures/10000201000000540000004CDC28F31D.png" manifest:media-type="image/png"/>
  <manifest:file-entry manifest:full-path="Pictures/10000201000000450000004C9BFF8EA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6666ff" draw:marker-start-width="0.35cm" draw:marker-end-width="0.35cm" draw:fill="solid" draw:fill-color="#9999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svg:stroke-color="#000000" draw:marker-start-width="0.35cm" draw:marker-end-width="0.35cm" draw:fill="none" draw:fill-color="#000000" draw:textarea-vertical-align="middle" fo:padding-top="0.175cm" fo:padding-bottom="0.175cm" fo:padding-left="0.3cm" fo:padding-right="0.3cm"/>
    </style:style>
    <style:style style:name="gr6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17.15cm" svg:height="17.15cm" svg:x="6.275cm" svg:y="1.92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94cm" svg:height="0.294cm" svg:x="14.703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1cm" svg:y1="1.5cm" svg:x2="10.1cm" svg:y2="19.6cm">
          <text:p/>
        </draw:line>
        <draw:custom-shape draw:style-name="gr4" draw:text-style-name="P1" draw:layer="layout" svg:width="4.6cm" svg:height="18.7cm" svg:x="5.448cm" svg:y="1.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855cm" svg:y1="10.502cm" svg:x2="10.1cm" svg:y2="17.804cm">
          <text:p/>
        </draw:line>
        <draw:line draw:style-name="gr5" draw:text-style-name="P1" draw:layer="layout" svg:x1="14.856cm" svg:y1="10.508cm" svg:x2="10.098cm" svg:y2="3.2cm">
          <text:p/>
        </draw:line>
        <draw:line draw:style-name="gr5" draw:text-style-name="P1" draw:layer="layout" svg:x1="10.1cm" svg:y1="10.5cm" svg:x2="14.8cm" svg:y2="10.5cm">
          <text:p/>
        </draw:line>
        <draw:custom-shape draw:style-name="gr2" draw:text-style-name="P1" draw:layer="layout" svg:width="4.665cm" svg:height="1.1cm" svg:x="10.113cm" svg:y="9.944cm">
          <text:p/>
          <draw:enhanced-geometry svg:viewBox="0 0 21600 21600" draw:mirror-vertical="true" draw:type="block-arc" draw:modifiers="-179.984237369535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6" draw:text-style-name="P1" draw:layer="layout" svg:width="0.57cm" svg:height="0.628cm" svg:x="13.73cm" svg:y="5.7cm">
          <draw:image xlink:href="Pictures/10000201000000450000004C9BFF8EA8.png" xlink:type="simple" xlink:show="embed" xlink:actuate="onLoad">
            <text:p/>
          </draw:image>
        </draw:frame>
        <draw:custom-shape draw:style-name="gr2" draw:text-style-name="P1" draw:layer="layout" svg:width="8.593cm" svg:height="2.077cm" draw:transform="rotate (-0.994837673636768) translate (11.031cm 2.737cm)">
          <text:p/>
          <draw:enhanced-geometry svg:viewBox="0 0 21600 21600" draw:type="block-arc" draw:modifiers="-179.984237369535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6" draw:text-style-name="P1" draw:layer="layout" svg:width="0.675cm" svg:height="0.611cm" svg:x="12.029cm" svg:y="11.389cm">
          <draw:image xlink:href="Pictures/10000201000000540000004CDC28F31D.png" xlink:type="simple" xlink:show="embed" xlink:actuate="onLoad">
            <text:p/>
          </draw:image>
        </draw:frame>
        <draw:custom-shape draw:style-name="gr2" draw:text-style-name="P1" draw:layer="layout" svg:width="7.195cm" svg:height="1.8cm" draw:transform="rotate (1.5707963267949) translate (9.2cm 10.48cm)">
          <text:p/>
          <draw:enhanced-geometry svg:viewBox="0 0 21600 21600" draw:type="block-arc" draw:modifiers="-179.984237369535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6" draw:text-style-name="P1" draw:layer="layout" svg:width="3.945cm" svg:height="1.169cm" svg:x="5.1cm" svg:y="6.331cm">
          <draw:image xlink:href="Pictures/10000201000002A3000000C8F68FCBE0.png" xlink:type="simple" xlink:show="embed" xlink:actuate="onLoad">
            <text:p/>
          </draw:image>
        </draw:frame>
        <draw:custom-shape draw:style-name="gr2" draw:text-style-name="P1" draw:layer="layout" svg:width="1.69cm" svg:height="2.527cm" draw:transform="rotate (1.01229096615671) translate (13.257cm 10.561cm)">
          <text:p/>
          <draw:enhanced-geometry svg:viewBox="0 0 21600 21600" draw:type="block-arc" draw:modifiers="-128.982403970679 10660.423856274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6" draw:text-style-name="P1" draw:layer="layout" svg:width="0.508cm" svg:height="0.884cm" svg:x="12.892cm" svg:y="9.116cm">
          <draw:image xlink:href="Pictures/100002010000004500000078B8E792E3.png" xlink:type="simple" xlink:show="embed" xlink:actuate="onLoad">
            <text:p/>
          </draw:image>
        </draw:frame>
        <draw:custom-shape draw:style-name="gr7" draw:text-style-name="P1" draw:layer="layout" svg:width="0.6cm" svg:height="0.6cm" svg:x="10.1cm" svg:y="9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0T14:47:04.425452491</meta:creation-date>
    <dc:date>2015-01-20T15:09:45.190960689</dc:date>
    <meta:editing-duration>PT20M2S</meta:editing-duration>
    <meta:editing-cycles>16</meta:editing-cycles>
    <meta:generator>LibreOffice/4.2.7.2$Linux_X86_64 LibreOffice_project/420m0$Build-2</meta:generator>
    <meta:document-statistic meta:object-count="16"/>
  </office:meta>
</office:document-meta>
</file>